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8be" officeooo:paragraph-rsid="001d78be"/>
    </style:style>
    <style:style style:name="P2" style:family="paragraph" style:parent-style-name="Standard" style:list-style-name="L1">
      <style:text-properties officeooo:rsid="001d78be" officeooo:paragraph-rsid="001d78be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d78be" officeooo:paragraph-rsid="001d78be" style:font-weight-asian="bold" style:font-weight-complex="bold"/>
    </style:style>
    <style:style style:name="P6" style:family="paragraph" style:parent-style-name="Standard">
      <style:text-properties fo:font-weight="bold" officeooo:rsid="001f7110" officeooo:paragraph-rsid="001f7110" style:font-weight-asian="bold" style:font-weight-complex="bold"/>
    </style:style>
    <style:style style:name="P7" style:family="paragraph" style:parent-style-name="Standard" style:list-style-name="L2">
      <style:text-properties fo:font-weight="bold" officeooo:rsid="001f7110" officeooo:paragraph-rsid="001f7110" style:font-weight-asian="bold" style:font-weight-complex="bold"/>
    </style:style>
    <style:style style:name="P8" style:family="paragraph" style:parent-style-name="Standard">
      <style:text-properties fo:font-weight="bold" officeooo:rsid="001f7110" officeooo:paragraph-rsid="0022c332" style:font-weight-asian="bold" style:font-weight-complex="bold"/>
    </style:style>
    <style:style style:name="P9" style:family="paragraph" style:parent-style-name="Standard">
      <style:text-properties fo:font-weight="bold" officeooo:rsid="001f7110" officeooo:paragraph-rsid="00265a8d" style:font-weight-asian="bold" style:font-weight-complex="bold"/>
    </style:style>
    <style:style style:name="P10" style:family="paragraph" style:parent-style-name="Standard" style:list-style-name="L2">
      <style:text-properties fo:font-weight="bold" officeooo:rsid="002129e6" officeooo:paragraph-rsid="002129e6" style:font-weight-asian="bold" style:font-weight-complex="bold"/>
    </style:style>
    <style:style style:name="P11" style:family="paragraph" style:parent-style-name="Standard" style:list-style-name="L2">
      <style:text-properties fo:font-weight="bold" officeooo:rsid="002129e6" officeooo:paragraph-rsid="0022c332" style:font-weight-asian="bold" style:font-weight-complex="bold"/>
    </style:style>
    <style:style style:name="P12" style:family="paragraph" style:parent-style-name="Standard" style:list-style-name="L2">
      <style:text-properties fo:font-weight="bold" officeooo:rsid="002129e6" officeooo:paragraph-rsid="00265a8d" style:font-weight-asian="bold" style:font-weight-complex="bold"/>
    </style:style>
    <style:style style:name="P13" style:family="paragraph" style:parent-style-name="Standard">
      <style:text-properties fo:font-size="14pt" fo:font-weight="bold" officeooo:rsid="001f7110" officeooo:paragraph-rsid="001f7110" style:font-size-asian="14pt" style:font-weight-asian="bold" style:font-size-complex="14pt" style:font-weight-complex="bold"/>
    </style:style>
    <style:style style:name="P14" style:family="paragraph" style:parent-style-name="Standard" style:list-style-name="L3">
      <style:text-properties fo:font-weight="normal" officeooo:rsid="00265a8d" officeooo:paragraph-rsid="00265a8d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129e6" officeooo:paragraph-rsid="00265a8d" style:font-weight-asian="normal" style:font-weight-complex="normal"/>
    </style:style>
    <style:style style:name="P16" style:family="paragraph" style:parent-style-name="Standard">
      <style:text-properties fo:color="#ce181e" fo:font-weight="bold" style:font-weight-asian="bold" style:font-weight-complex="bold"/>
    </style:style>
    <style:style style:name="P17" style:family="paragraph" style:parent-style-name="Standard">
      <style:text-properties fo:color="#ce181e" fo:font-weight="bold" officeooo:rsid="001f7110" officeooo:paragraph-rsid="00250cb5" style:font-weight-asian="bold" style:font-weight-complex="bold"/>
    </style:style>
    <style:style style:name="P18" style:family="paragraph" style:parent-style-name="Standard">
      <style:text-properties officeooo:rsid="00250cb5" officeooo:paragraph-rsid="00250cb5"/>
    </style:style>
    <style:style style:name="P19" style:family="paragraph" style:parent-style-name="Standard" style:list-style-name="L3">
      <style:text-properties officeooo:paragraph-rsid="0022c332"/>
    </style:style>
    <style:style style:name="P20" style:family="paragraph" style:parent-style-name="Text_20_body">
      <style:text-properties fo:font-weight="bold" officeooo:rsid="001d78be" officeooo:paragraph-rsid="001d78be" style:font-weight-asian="bold" style:font-weight-complex="bold"/>
    </style:style>
    <style:style style:name="T1" style:family="text">
      <style:text-properties officeooo:rsid="001d78be"/>
    </style:style>
    <style:style style:name="T2" style:family="text">
      <style:text-properties officeooo:rsid="001ebac4"/>
    </style:style>
    <style:style style:name="T3" style:family="text">
      <style:text-properties officeooo:rsid="001f7110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29e6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65a8d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f7110" style:font-size-asian="10pt" style:font-style-asian="normal" style:font-weight-asian="normal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9" style:family="text">
      <style:text-properties officeooo:rsid="0022c332"/>
    </style:style>
    <style:style style:name="T10" style:family="text">
      <style:text-properties officeooo:rsid="00236447"/>
    </style:style>
    <style:style style:name="T11" style:family="text">
      <style:text-properties officeooo:rsid="0026388e"/>
    </style:style>
    <style:style style:name="T12" style:family="text">
      <style:text-properties officeooo:rsid="00265a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44cm" fo:text-indent="-0.635cm" fo:margin-left="3.3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79cm" fo:text-indent="-0.635cm" fo:margin-left="3.9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14cm" fo:text-indent="-0.635cm" fo:margin-left="4.6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89cm" fo:text-indent="-0.635cm" fo:margin-left="7.7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24cm" fo:text-indent="-0.635cm" fo:margin-left="8.4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59cm" fo:text-indent="-0.635cm" fo:margin-left="9.05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tab/><text:tab/><text:tab/><text:tab/>Agenta : </text:p>
      <text:p text:style-name="P13"><text:tab/><text:tab/><text:tab/><text:tab/><text:tab/><text:tab/><text:tab/><text:tab/>======</text:p>
      <text:p text:style-name="P13"/>
      <text:p text:style-name="P6">1. <text:s/>Linux Features</text:p>
      <text:p text:style-name="P6">2. <text:s/>Basic Commands</text:p>
      <text:list xml:id="list2268243155" text:style-name="L2">
        <text:list-item>
          <text:p text:style-name="P7"><text:span text:style-name="T4">File creation( cat, touch, vim, gedit) </text:span><text:span text:style-name="T5">and </text:span><text:span text:style-name="T4">directory creation</text:span></text:p>
        </text:list-item>
        <text:list-item>
          <text:p text:style-name="P7"><text:span text:style-name="T4">uname,whoami,who,w,whereis,view cpu info,last</text:span></text:p>
        </text:list-item>
        <text:list-item>
          <text:p text:style-name="P7"><text:span text:style-name="T4">GREP</text:span></text:p>
        </text:list-item>
        <text:list-item>
          <text:p text:style-name="P10"><text:span text:style-name="T4">Find and locate</text:span></text:p>
        </text:list-item>
        <text:list-item>
          <text:p text:style-name="P10"><text:span text:style-name="T4">Head and tail</text:span></text:p>
        </text:list-item>
        <text:list-item>
          <text:p text:style-name="P10"><text:span text:style-name="T4">File compression and archieving</text:span></text:p>
        </text:list-item>
        <text:list-item>
          <text:p text:style-name="P10"><text:span text:style-name="T4">Linux directory structure</text:span></text:p>
        </text:list-item>
        <text:list-item>
          <text:p text:style-name="P10"><text:span text:style-name="T4">Symbolic links ( Hardlink &amp; softlink)</text:span></text:p>
        </text:list-item>
        <text:list-item>
          <text:p text:style-name="P10"><text:span text:style-name="T4">User Management</text:span></text:p>
        </text:list-item>
        <text:list-item>
          <text:p text:style-name="P11"><text:span text:style-name="T4">File permissions</text:span></text:p>
        </text:list-item>
        <text:list-item>
          <text:p text:style-name="P11"><text:span text:style-name="T4">SUID, SGID, STICKYBIT and CHATTR</text:span></text:p>
        </text:list-item>
        <text:list-item>
          <text:p text:style-name="P10"><text:span text:style-name="T4">Crontab</text:span></text:p>
        </text:list-item>
        <text:list-item>
          <text:p text:style-name="P10"><text:span text:style-name="T4">Network commands</text:span></text:p>
        </text:list-item>
        <text:list-item>
          <text:p text:style-name="P12"><text:span text:style-name="T4">Port Verify and Kill commads</text:span><text:span text:style-name="T6"> </text:span><text:span text:style-name="T3">.</text:span></text:p>
        </text:list-item>
        <text:list-item>
          <text:p text:style-name="P15"><text:span text:style-name="T3">Security and connectivity</text:span></text:p>
        </text:list-item>
      </text:list>
      <text:list xml:id="list2241850618" text:style-name="L3">
        <text:list-item>
          <text:p text:style-name="P19"><text:span text:style-name="T7">SSH ( Secure Shell) &amp; connect ssh without password using keygen)</text:span></text:p>
        </text:list-item>
        <text:list-item>
          <text:p text:style-name="P14">SCP and Rsync</text:p>
        </text:list-item>
      </text:list>
      <text:p text:style-name="P8"/>
      <text:p text:style-name="P9"><text:span text:style-name="T9">3</text:span>. <text:s/><text:span text:style-name="T9">H</text:span>ow to connect to server</text:p>
      <text:p text:style-name="P8"/>
      <text:p text:style-name="P6"><text:span text:style-name="T9">4</text:span>. Ubuntu Filesystem Tree Overview</text:p>
      <text:p text:style-name="P6"/>
      <text:p text:style-name="P6"><text:span text:style-name="T9">5</text:span>. <text:s/><text:span text:style-name="T11">Q</text:span>ueries of your prospective</text:p>
      <text:p text:style-name="P4"/>
      <text:p text:style-name="P16"/>
      <text:p text:style-name="P16"><text:span text:style-name="T10">1. Linux Features : </text:span></text:p>
      <text:p text:style-name="P1"/>
      <text:list xml:id="list2122471396" text:style-name="L1">
        <text:list-item>
          <text:p text:style-name="P3"><text:s/><text:span text:style-name="T1">Simplified Updates for all installed software as well as OS.</text:span></text:p>
        </text:list-item>
        <text:list-item>
          <text:p text:style-name="P3"><text:s/><text:span text:style-name="T1">Free Software Licensing</text:span></text:p>
        </text:list-item>
        <text:list-item>
          <text:p text:style-name="P2">Multiple Distributions</text:p>
        </text:list-item>
        <text:list-item>
          <text:p text:style-name="P2">Better Malware Protection</text:p>
        </text:list-item>
      </text:list>
      <text:p text:style-name="P18"/>
      <text:p text:style-name="P18"/>
      <text:p text:style-name="P18"/>
      <text:p text:style-name="P17"><text:span text:style-name="T9">4</text:span>. Ubuntu Filesystem Tree Overview</text:p>
      <text:p text:style-name="P1"/>
      <text:p text:style-name="P20"><text:span text:style-name="T2">T</text:span>he standard Ubuntu directory structure mostly follows the <text:a xlink:type="simple" xlink:href="http://www.pathname.com/fhs" text:style-name="Internet_20_link" text:visited-style-name="Visited_20_Internet_20_Link">Filesystem Hierarchy Standard</text:a>, which can be referred to for more detailed information. <text:bookmark text:name="line-51"/><text:bookmark text:name="line-52"/></text:p>
      <text:p text:style-name="Text_20_body">Here, only the most important directories in the system will be presented. <text:bookmark text:name="line-53"/><text:bookmark text:name="line-54"/></text:p>
      <text:p text:style-name="Text_20_body"><text:span text:style-name="Strong_20_Emphasis">/bin</text:span> <text:bookmark text:name="line-55"/>is a place for most commonly used <text:a xlink:type="simple" xlink:href="https://help.ubuntu.com/community/UsingTheTerminal" text:style-name="Internet_20_link" text:visited-style-name="Visited_20_Internet_20_Link">terminal</text:a> commands, like <text:span text:style-name="Teletype">ls</text:span>, <text:span text:style-name="Teletype">mount</text:span>, <text:span text:style-name="Teletype">rm</text:span>, etc. <text:bookmark text:name="line-56"/><text:bookmark text:name="line-57"/></text:p>
      <text:p text:style-name="Text_20_body"><text:span text:style-name="Strong_20_Emphasis">/boot</text:span> <text:bookmark text:name="line-58"/>contains files needed to start up the system, including the <text:a xlink:type="simple" xlink:href="https://help.ubuntu.com/community/Kernel" text:style-name="Internet_20_link" text:visited-style-name="Visited_20_Internet_20_Link">Linux kernel</text:a>, a RAM disk image and <text:a xlink:type="simple" xlink:href="https://help.ubuntu.com/community/GrubHowTo" text:style-name="Internet_20_link" text:visited-style-name="Visited_20_Internet_20_Link">bootloader</text:a> configuration files. <text:bookmark text:name="line-59"/><text:bookmark text:name="line-60"/></text:p>
      <text:p text:style-name="Text_20_body"><text:span text:style-name="Strong_20_Emphasis">/dev</text:span> <text:bookmark text:name="line-61"/>contains all <text:span text:style-name="Emphasis">device files</text:span>, which are not regular files but instead refer to various hardware devices on the system, including hard drives. <text:bookmark text:name="line-62"/><text:bookmark text:name="line-63"/></text:p>
      <text:p text:style-name="Text_20_body"><text:soft-page-break/><text:span text:style-name="Strong_20_Emphasis">/etc</text:span> <text:bookmark text:name="line-64"/>contains system-global configuration files, which affect the system's behavior for all users. <text:bookmark text:name="line-65"/><text:bookmark text:name="line-66"/></text:p>
      <text:p text:style-name="Text_20_body"><text:span text:style-name="Strong_20_Emphasis">/home</text:span> - <text:s/>this is the place for users' home directories. <text:bookmark text:name="line-68"/><text:bookmark text:name="line-69"/></text:p>
      <text:p text:style-name="Text_20_body"><text:span text:style-name="Strong_20_Emphasis">/lib</text:span> <text:bookmark text:name="line-70"/>contains very important dynamic libraries and kernel modules <text:bookmark text:name="line-71"/><text:bookmark text:name="line-72"/></text:p>
      <text:p text:style-name="Text_20_body"><text:span text:style-name="Strong_20_Emphasis">/media</text:span> <text:bookmark text:name="line-73"/>is intended as a mount point for external devices, such as hard drives or removable media (floppies, CDs, DVDs). <text:bookmark text:name="line-74"/><text:bookmark text:name="line-75"/></text:p>
      <text:p text:style-name="Text_20_body"><text:span text:style-name="Strong_20_Emphasis">/mnt</text:span> <text:bookmark text:name="line-76"/>is also a place for mount points, but dedicated specifically to "temporarily mounted" devices, such as network filesystems. <text:bookmark text:name="line-77"/><text:bookmark text:name="line-78"/></text:p>
      <text:p text:style-name="Text_20_body"><text:span text:style-name="Strong_20_Emphasis">/opt</text:span> <text:bookmark text:name="line-79"/>can be used to store additional software for your system, which is not handled by the <text:a xlink:type="simple" xlink:href="https://help.ubuntu.com/community/InstallingSoftware" text:style-name="Internet_20_link" text:visited-style-name="Visited_20_Internet_20_Link">package manager</text:a>. <text:bookmark text:name="line-80"/><text:bookmark text:name="line-81"/></text:p>
      <text:p text:style-name="Text_20_body"><text:span text:style-name="Strong_20_Emphasis">/proc</text:span> <text:bookmark text:name="line-82"/>is a virtual filesystem that provides a mechanism for kernel to send information to processes. <text:bookmark text:name="line-83"/><text:bookmark text:name="line-84"/></text:p>
      <text:p text:style-name="Text_20_body"><text:span text:style-name="Strong_20_Emphasis">/root</text:span> <text:bookmark text:name="line-85"/>is the <text:a xlink:type="simple" xlink:href="https://help.ubuntu.com/community/RootSudo" text:style-name="Internet_20_link" text:visited-style-name="Visited_20_Internet_20_Link">superuser</text:a>'s home directory, not in <text:span text:style-name="Teletype">/home/</text:span> to allow for booting the system even if <text:span text:style-name="Teletype">/home/</text:span> is not available. <text:bookmark text:name="line-86"/><text:bookmark text:name="line-87"/></text:p>
      <text:p text:style-name="Text_20_body"><text:span text:style-name="Strong_20_Emphasis">/run</text:span> <text:bookmark text:name="line-88"/>is a <text:span text:style-name="Emphasis">tmpfs</text:span> (temporary file system) available early in the boot process where ephemeral run-time data is stored. Files under this directory are removed or truncated at the beginning of the boot process. <text:line-break/><text:bookmark text:name="line-89"/>(It deprecates various legacy locations such as <text:span text:style-name="Teletype">/var/run</text:span>, <text:span text:style-name="Teletype">/var/lock</text:span>, <text:span text:style-name="Teletype">/lib/init/rw</text:span> in otherwise non-ephemeral directory trees as well as <text:span text:style-name="Teletype">/dev/.*</text:span> and <text:span text:style-name="Teletype">/dev/shm </text:span> which are not device files.) <text:bookmark text:name="line-90"/><text:bookmark text:name="line-91"/></text:p>
      <text:p text:style-name="Text_20_body"><text:span text:style-name="Strong_20_Emphasis">/sbin</text:span> <text:bookmark text:name="line-92"/>contains important administrative commands that should generally only be employed by the <text:a xlink:type="simple" xlink:href="https://help.ubuntu.com/community/RootSudo" text:style-name="Internet_20_link" text:visited-style-name="Visited_20_Internet_20_Link">superuser</text:a>. <text:bookmark text:name="line-93"/><text:bookmark text:name="line-94"/></text:p>
      <text:p text:style-name="Text_20_body"><text:span text:style-name="Strong_20_Emphasis">/srv</text:span> <text:bookmark text:name="line-95"/>can contain data directories of services such as HTTP (<text:span text:style-name="Teletype">/srv/www/</text:span>) or FTP. <text:bookmark text:name="line-96"/><text:bookmark text:name="line-97"/></text:p>
      <text:p text:style-name="Text_20_body"><text:span text:style-name="Strong_20_Emphasis">/sys</text:span> <text:bookmark text:name="line-98"/>is a virtual filesystem that can be accessed to set or obtain information about the kernel's view of the system. <text:bookmark text:name="line-99"/><text:bookmark text:name="line-100"/></text:p>
      <text:p text:style-name="Text_20_body"><text:span text:style-name="Strong_20_Emphasis">/tmp</text:span> <text:bookmark text:name="line-101"/>is a place for temporary files used by applications. <text:bookmark text:name="line-102"/><text:bookmark text:name="line-103"/></text:p>
      <text:p text:style-name="Text_20_body"><text:span text:style-name="Strong_20_Emphasis">/usr</text:span> <text:bookmark text:name="line-104"/>contains the majority of user utilities and applications, and partly replicates the root directory structure, containing for instance, among others, <text:span text:style-name="Teletype">/usr/bin/</text:span> and <text:span text:style-name="Teletype">/usr/lib</text:span>. <text:bookmark text:name="line-105"/><text:bookmark text:name="line-106"/></text:p>
      <text:p text:style-name="Text_20_body"><text:span text:style-name="Strong_20_Emphasis">/var</text:span> <text:bookmark text:name="line-107"/>is dedicated to variable data, such as logs, databases, websites, and temporary spool (e-mail etc.) files <text:bookmark text:name="line-108"/>that persist from one boot to the next. A notable directory it contains is <text:span text:style-name="Teletype">/var/log</text:span> where system log files are kept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1:18:54.977567239</meta:creation-date>
    <dc:date>2019-04-14T22:10:50.370791567</dc:date>
    <meta:editing-duration>PT20M3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538" meta:character-count="3358" meta:non-whitespace-character-count="2844"/>
  </office:meta>
</office:document-meta>
</file>